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1f59" officeooo:paragraph-rsid="00031f59"/>
    </style:style>
    <style:style style:name="P2" style:family="paragraph" style:parent-style-name="Standard">
      <style:text-properties officeooo:rsid="00035bbb" officeooo:paragraph-rsid="00035bbb"/>
    </style:style>
    <style:style style:name="P3" style:family="paragraph" style:parent-style-name="Standard">
      <style:text-properties officeooo:rsid="00035bbb" officeooo:paragraph-rsid="000d1b18"/>
    </style:style>
    <style:style style:name="P4" style:family="paragraph" style:parent-style-name="Standard">
      <style:text-properties officeooo:rsid="00086e19" officeooo:paragraph-rsid="000c8474"/>
    </style:style>
    <style:style style:name="P5" style:family="paragraph" style:parent-style-name="Standard">
      <style:text-properties officeooo:rsid="0008f2f4" officeooo:paragraph-rsid="0008f2f4"/>
    </style:style>
    <style:style style:name="P6" style:family="paragraph" style:parent-style-name="Standard">
      <style:text-properties officeooo:rsid="000d1b18" officeooo:paragraph-rsid="000d1b18"/>
    </style:style>
    <style:style style:name="P7" style:family="paragraph" style:parent-style-name="Standard">
      <style:text-properties officeooo:rsid="000e39a4" officeooo:paragraph-rsid="000e39a4"/>
    </style:style>
    <style:style style:name="P8" style:family="paragraph" style:parent-style-name="Standard">
      <style:text-properties officeooo:rsid="000e4412" officeooo:paragraph-rsid="000e4412"/>
    </style:style>
    <style:style style:name="P9" style:family="paragraph" style:parent-style-name="Standard">
      <style:text-properties officeooo:rsid="000e8cc2" officeooo:paragraph-rsid="000e8cc2"/>
    </style:style>
    <style:style style:name="P10" style:family="paragraph" style:parent-style-name="Standard">
      <style:text-properties officeooo:rsid="00101f54" officeooo:paragraph-rsid="00101f54"/>
    </style:style>
    <style:style style:name="P11" style:family="paragraph" style:parent-style-name="Standard">
      <style:text-properties officeooo:rsid="0014f3c7" officeooo:paragraph-rsid="0014f3c7"/>
    </style:style>
    <style:style style:name="P12" style:family="paragraph" style:parent-style-name="Standard">
      <style:text-properties officeooo:rsid="00150df3" officeooo:paragraph-rsid="00150df3"/>
    </style:style>
    <style:style style:name="P13" style:family="paragraph" style:parent-style-name="Standard">
      <style:text-properties officeooo:rsid="0016649d" officeooo:paragraph-rsid="0016649d"/>
    </style:style>
    <style:style style:name="P14" style:family="paragraph" style:parent-style-name="Standard">
      <style:text-properties officeooo:rsid="0032249c" officeooo:paragraph-rsid="0032249c"/>
    </style:style>
    <style:style style:name="P15" style:family="paragraph" style:parent-style-name="Standard" style:list-style-name="L1">
      <style:text-properties officeooo:rsid="00086e19" officeooo:paragraph-rsid="000c8474"/>
    </style:style>
    <style:style style:name="P16" style:family="paragraph" style:parent-style-name="Standard" style:list-style-name="L1">
      <style:text-properties officeooo:rsid="000c8474" officeooo:paragraph-rsid="000c8474"/>
    </style:style>
    <style:style style:name="P17" style:family="paragraph" style:parent-style-name="Standard" style:list-style-name="L1">
      <style:text-properties officeooo:rsid="000d1b18" officeooo:paragraph-rsid="000d1b18"/>
    </style:style>
    <style:style style:name="P18" style:family="paragraph" style:parent-style-name="Standard" style:list-style-name="L1">
      <style:text-properties officeooo:rsid="000e39a4" officeooo:paragraph-rsid="000e39a4"/>
    </style:style>
    <style:style style:name="P19" style:family="paragraph" style:parent-style-name="Standard" style:list-style-name="L1">
      <style:text-properties officeooo:rsid="000e4412" officeooo:paragraph-rsid="000e4412"/>
    </style:style>
    <style:style style:name="P20" style:family="paragraph" style:parent-style-name="Standard">
      <style:text-properties officeooo:rsid="00031f59" officeooo:paragraph-rsid="002a26df"/>
    </style:style>
    <style:style style:name="P21" style:family="paragraph" style:parent-style-name="Standard">
      <style:text-properties officeooo:paragraph-rsid="00329784"/>
    </style:style>
    <style:style style:name="P22" style:family="paragraph" style:parent-style-name="Standard">
      <style:text-properties officeooo:rsid="0032249c" officeooo:paragraph-rsid="0032249c"/>
    </style:style>
    <style:style style:name="P23" style:family="paragraph" style:parent-style-name="Standard">
      <style:text-properties officeooo:paragraph-rsid="00343341"/>
    </style:style>
    <style:style style:name="P24" style:family="paragraph" style:parent-style-name="Standard">
      <style:text-properties officeooo:rsid="003d264b" officeooo:paragraph-rsid="003d264b"/>
    </style:style>
    <style:style style:name="P25" style:family="paragraph" style:parent-style-name="Standard">
      <style:text-properties officeooo:rsid="003da3c6" officeooo:paragraph-rsid="003da3c6"/>
    </style:style>
    <style:style style:name="P26" style:family="paragraph" style:parent-style-name="Standard">
      <style:text-properties officeooo:rsid="003dbcb1" officeooo:paragraph-rsid="003dbcb1"/>
    </style:style>
    <style:style style:name="P27" style:family="paragraph" style:parent-style-name="Standard">
      <style:text-properties officeooo:rsid="003de524" officeooo:paragraph-rsid="003de524"/>
    </style:style>
    <style:style style:name="T1" style:family="text">
      <style:text-properties officeooo:rsid="0007167a"/>
    </style:style>
    <style:style style:name="T2" style:family="text">
      <style:text-properties officeooo:rsid="0008f2f4"/>
    </style:style>
    <style:style style:name="T3" style:family="text">
      <style:text-properties officeooo:rsid="000abec5"/>
    </style:style>
    <style:style style:name="T4" style:family="text">
      <style:text-properties officeooo:rsid="000e4412"/>
    </style:style>
    <style:style style:name="T5" style:family="text">
      <style:text-properties officeooo:rsid="00209284"/>
    </style:style>
    <style:style style:name="T6" style:family="text">
      <style:text-properties officeooo:rsid="0023ec02"/>
    </style:style>
    <style:style style:name="T7" style:family="text">
      <style:text-properties officeooo:rsid="002439bf"/>
    </style:style>
    <style:style style:name="T8" style:family="text">
      <style:text-properties officeooo:rsid="002a26df"/>
    </style:style>
    <style:style style:name="T9" style:family="text">
      <style:text-properties fo:font-weight="bold" officeooo:rsid="00031f59" style:font-weight-asian="bold" style:font-weight-complex="bold"/>
    </style:style>
    <style:style style:name="T10" style:family="text">
      <style:text-properties fo:font-weight="bold" officeooo:rsid="003de524" style:font-weight-asian="bold" style:font-weight-complex="bold"/>
    </style:style>
    <style:style style:name="T11" style:family="text">
      <style:text-properties officeooo:rsid="00031f59"/>
    </style:style>
    <style:style style:name="T12" style:family="text">
      <style:text-properties officeooo:rsid="00343341"/>
    </style:style>
    <style:style style:name="T13" style:family="text">
      <style:text-properties officeooo:rsid="003b7a09"/>
    </style:style>
    <style:style style:name="T14" style:family="text">
      <style:text-properties officeooo:rsid="003da3c6"/>
    </style:style>
    <style:style style:name="T15" style:family="text">
      <style:text-properties officeooo:rsid="003dbcb1"/>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obots</text:p>
      <text:p text:style-name="P1"/>
      <text:p text:style-name="P2">Robots are <text:span text:style-name="T3">machinery or devices that are designed to make tasks originally performed by humans easier to do, or in many cases remove the need for humans in that role. This can be achieved in a variety of ways from autonomous manufacturing robotics that can perform monotonous tasks with higher precision that humans</text:span></text:p>
      <text:p text:style-name="P2">Robots or more precisely robotics have had a massive positive <text:span text:style-name="T5">effect on society, allowing us to develop technologies and have a standard of living far greater than we have had in previous generations.</text:span></text:p>
      <text:p text:style-name="P2">The human society would not have progressed so fast with out the invention of robots. One aspect of robotics in particular has altered the course of the human race, and that would be the automation of manufacturing. Due to the efficiency and precision of robots we can now produce and design products that are far more advanced than what we could do with<text:span text:style-name="T1">out machinery</text:span>, and a lot quicker too. </text:p>
      <text:p text:style-name="P4">Robotics has enabled humans to:</text:p>
      <text:list xml:id="list1125868689" text:style-name="L1">
        <text:list-item>
          <text:p text:style-name="P15"><text:span text:style-name="T6">Send robots into space to e</text:span>xplore other <text:span text:style-name="T6">the other planets in our solar system</text:span>. [2]</text:p>
        </text:list-item>
        <text:list-item>
          <text:p text:style-name="P16">Streamline manufacturing processes <text:span text:style-name="T6">by utilising robots to perform repetitive tasks that would be unable to be completed by humans</text:span>.[3]</text:p>
        </text:list-item>
        <text:list-item>
          <text:p text:style-name="P17">Entertain themselves with completely customised battle bots <text:span text:style-name="T6">fighting for glory</text:span>[4] to high speed, high adrenaline drone racing.[5]</text:p>
        </text:list-item>
        <text:list-item>
          <text:p text:style-name="P18">Create autonomous robots to even further revolutionise many industries.[6]</text:p>
        </text:list-item>
        <text:list-item>
          <text:p text:style-name="P18">Teach and encourage youth to <text:span text:style-name="T4">enter the STEM fields.[7][8][9]</text:span></text:p>
        </text:list-item>
        <text:list-item>
          <text:p text:style-name="P19">Regain control of their lives through robotic prosthetic limbs <text:span text:style-name="T7">allowing previously disabled people to have relative autonomy</text:span>.[10]</text:p>
        </text:list-item>
        <text:list-item>
          <text:p text:style-name="P19">Allow humans do perform superhuman feats of strength, endurance and speed. <text:span text:style-name="T7">Further more allowing us to create and innovate in new directions.[11][12]</text:span></text:p>
          <text:p text:style-name="P19"/>
        </text:list-item>
      </text:list>
      <text:p text:style-name="P9">These are just a few of the many benefits that robotics has brought to society and I see the robotics industry changing the way we think about how we do our day to day activities. We could have in house robotic cleaners(think Roomba[13] but able to do much more than just clean the carpet and give rides to curious cats[14]) that free up time for us to innovate in other ways. The timeline on when these technologies will be commercially viable is difficult to predict. If we are to assume previous trends are correct it took the mobile phone 96 years from being on business class airline flights in 1926 to what we have now. Robotics and robots will be continuing to evolve interweaving multiple different technologies such as AI controlled packing robots that can eliminate the human error element of the packing industry which can cost companies millions of dollars.[15][16]</text:p>
      <text:p text:style-name="P12">I believe the robotic industry(or any industry) could benefit from lifting patents similar to what Elon Musk has done.[17] Patents are designed to protect someones work and I see the benefit of them but when they are used to limit creativity[18] I believe they halt progress and delay or stop life altering technology from coming to market. This is not so much a technological development so much as a societal development, when we value the human races progression over individual profit we will see huge benefits to the human race. The technological developments that are limiting this technology at the moment are resources, a lot of robots use power to control their systems and being quite complex devices they use quite a lot of it, if batteries where developed and released that where cost effective and more electrically efficient then the robots of the future wouldn’t have to rely on a power grid so much <text:span text:style-name="T8">and could be deployed into remote areas or third world countries that don’t have reliable power grids.</text:span></text:p>
      <text:p text:style-name="P21"><text:span text:style-name="T9"/></text:p>
      <text:p text:style-name="P21"><text:span text:style-name="T9"><text:s/></text:span><text:span text:style-name="T11">If an open source mindset were adopted in the robotic industry I would speculate that it would promote creativity and rapid progression with technologies. If you look at some of the huge names in tech like Google, Facebook, Github, Twitter, Redhat, Samsung.[19] They all benefit from open sourcing some of their work. This open sourcing of software allows anyone around the world to </text:span><text:soft-page-break/><text:span text:style-name="T11">collaborate, tinker, change, develop, etc and effectively expand a companies resources to limitless potential. This limitless potential could mean that companies don’t particularly own robots and robots can be utilised for more than just one menial task as many of them are today. </text:span></text:p>
      <text:p text:style-name="P23"><text:span text:style-name="T12">If we look at how the main power source behind a lot of mobile robots, batteries, we are limited by our current technologies. Lithium Ion batteries are one of the most efficient and common battery types for consumer products but there are exciting technological advancements that claim to allow batteries to charge in under 5 minutes, be able to charge via Wifi, solar or ultrasound[20]. Other companies are researching how utilise triboelectric nanogenerators(TENGs) to charge phones, TENGs to my understanding are a device or material that sits on the surface of another material that utilises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span></text:p>
      <text:p text:style-name="P24">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text:span text:style-name="T14">I see robots effecting everyone, from CEO’s who reap(and hopefully share) huge profits from automation and streamlining their businesses to people in disaster zones that rely on airborne robots to deliver aid and rescue.[22]</text:span></text:p>
      <text:p text:style-name="P25"/>
      <text:p text:style-name="P25">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thing shipped to me, or just damaged due to human error. I feel it is too early to really predict where this industry is going but an optimistic view leads me to believe that the human race is going to benefit in all areas of life, even being able to get out into nature away from technology. I have high hopes that by the time my newborn is my age will be able to travel all over the world at a fraction of the economic and environmental cost that we have in these times. She will be able to recover from disease or illness far quicker due to medical robots so tiny that you can only see them with a microscope<text:span text:style-name="T15">[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span></text:p>
      <text:p text:style-name="P27"/>
      <text:p text:style-name="P25"/>
      <text:p text:style-name="P20"/>
      <text:p text:style-name="P1"/>
      <text:p text:style-name="P1"/>
      <text:p text:style-name="P2">Ref</text:p>
      <text:p text:style-name="P3"><text:span text:style-name="T2">[1] </text:span><text:a xlink:type="simple" xlink:href="https://www.merriam-webster.com/dictionary/robot" text:style-name="Internet_20_link" text:visited-style-name="Visited_20_Internet_20_Link">https://www.merriam-webster.com/dictionary/robot</text:a></text:p>
      <text:p text:style-name="P5">[2] <text:a xlink:type="simple" xlink:href="https://www.nasa.gov/mission_pages/msl/index.html" text:style-name="Internet_20_link" text:visited-style-name="Visited_20_Internet_20_Link">https://www.nasa.gov/mission_pages/msl/index.html</text:a></text:p>
      <text:p text:style-name="P6">[3] <text:a xlink:type="simple" xlink:href="https://www.kuka.com/en-us/products/robotics-systems/industrial-robots/" text:style-name="Internet_20_link" text:visited-style-name="Visited_20_Internet_20_Link">https://www.kuka.com/en-us/products/robotics-systems/industrial-robots/</text:a></text:p>
      <text:p text:style-name="P6">[4] <text:a xlink:type="simple" xlink:href="https://battlebots.com/" text:style-name="Internet_20_link" text:visited-style-name="Visited_20_Internet_20_Link">https://battlebots.com/</text:a></text:p>
      <text:p text:style-name="P6">[5] <text:a xlink:type="simple" xlink:href="https://thedroneracingleague.com/" text:style-name="Internet_20_link" text:visited-style-name="Visited_20_Internet_20_Link">https://thedroneracingleague.com/</text:a></text:p>
      <text:p text:style-name="P7">[6] <text:a xlink:type="simple" xlink:href="https://www.bostondynamics.com/" text:style-name="Internet_20_link" text:visited-style-name="Visited_20_Internet_20_Link">https://www.bostondynamics.com/</text:a></text:p>
      <text:p text:style-name="P8">[7] <text:a xlink:type="simple" xlink:href="https://www.modrobotics.com/education/" text:style-name="Internet_20_link" text:visited-style-name="Visited_20_Internet_20_Link">https://www.modrobotics.com/education/</text:a></text:p>
      <text:p text:style-name="P8">[8]<text:a xlink:type="simple" xlink:href="https://www.theguardian.com/teacher-network/2015/aug/24/how-to-teach-robotics" text:style-name="Internet_20_link" text:visited-style-name="Visited_20_Internet_20_Link">https://www.theguardian.com/teacher-network/2015/aug/24/how-to-teach-robotics</text:a></text:p>
      <text:p text:style-name="P8">[9]<text:a xlink:type="simple" xlink:href="https://www.kiwico.com/?country=AU&amp;dcurr=AUD" text:style-name="Internet_20_link" text:visited-style-name="Visited_20_Internet_20_Link">https://www.kiwico.com/</text:a></text:p>
      <text:p text:style-name="P8">[10]<text:a xlink:type="simple" xlink:href="https://www.nytimes.com/2015/05/21/technology/a-bionic-approach-to-prosthetics-controlled-by-thought.html" text:style-name="Internet_20_link" text:visited-style-name="Visited_20_Internet_20_Link">https://www.nytimes.com/2015/05/21/technology/a-bionic-approach-to-prosthetics-controlled-by-thought.html</text:a></text:p>
      <text:p text:style-name="P9"><text:soft-page-break/>[11]<text:a xlink:type="simple" xlink:href="https://www.nbcnews.com/mach/innovation/robotic-exoskeletons-are-changing-lives-surprising-ways-n722676" text:style-name="Internet_20_link" text:visited-style-name="Visited_20_Internet_20_Link">https://www.nbcnews.com/mach/innovation/robotic-exoskeletons-are-changing-lives-surprising-ways-n722676</text:a></text:p>
      <text:p text:style-name="P9">[12]<text:a xlink:type="simple" xlink:href="https://www.robotics.org/service-robots/exoskeleton-robots" text:style-name="Internet_20_link" text:visited-style-name="Visited_20_Internet_20_Link">https://www.robotics.org/service-robots/exoskeleton-robots</text:a></text:p>
      <text:p text:style-name="P10">[13]<text:a xlink:type="simple" xlink:href="https://www.irobot.com.au/" text:style-name="Internet_20_link" text:visited-style-name="Visited_20_Internet_20_Link">https://www.irobot.com.au/</text:a></text:p>
      <text:p text:style-name="P10">[14]<text:a xlink:type="simple" xlink:href="https://www.youtube.com/watch?v=mk4XB2wZqF4" text:style-name="Internet_20_link" text:visited-style-name="Visited_20_Internet_20_Link">https://www.youtube.com/watch?v=mk4XB2wZqF4</text:a></text:p>
      <text:p text:style-name="P11">[15]<text:a xlink:type="simple" xlink:href="https://groovepacker.com/articles/cost-shipping-errors" text:style-name="Internet_20_link" text:visited-style-name="Visited_20_Internet_20_Link">https://groovepacker.com/articles/cost-shipping-errors</text:a></text:p>
      <text:p text:style-name="P12">[16]<text:a xlink:type="simple" xlink:href="http://captain-robot.com/" text:style-name="Internet_20_link" text:visited-style-name="Visited_20_Internet_20_Link">http://captain-robot.com/</text:a><text:line-break/>[17]<text:a xlink:type="simple" xlink:href="https://www.tesla.com/en_AU/blog/all-our-patent-are-belong-you?redirect=no" text:style-name="Internet_20_link" text:visited-style-name="Visited_20_Internet_20_Link">https://www.tesla.com/en_AU/blog/all-our-patent-are-belong-you?redirect=no</text:a></text:p>
      <text:p text:style-name="P13">[18]<text:a xlink:type="simple" xlink:href="https://www.nytimes.com/2012/10/08/technology/patent-wars-among-tech-giants-can-stifle-competition.html" text:style-name="Internet_20_link" text:visited-style-name="Visited_20_Internet_20_Link">https://www.nytimes.com/2012/10/08/technology/patent-wars-among-tech-giants-can-stifle-competition.html</text:a></text:p>
      <text:p text:style-name="P14">[19]<text:a xlink:type="simple" xlink:href="https://www.datamation.com/open-source/35-top-open-source-companies-1.html" text:style-name="Internet_20_link" text:visited-style-name="Visited_20_Internet_20_Link">https://www.datamation.com/open-source/35-top-open-source-companies-1.html</text:a></text:p>
      <text:p text:style-name="P14"><text:span text:style-name="T13">[20]</text:span><text:a xlink:type="simple" xlink:href="https://www.pocket-lint.com/gadgets/news/130380-future-batteries-coming-soon-charge-in-seconds-last-months-and-power-over-the-air" text:style-name="Internet_20_link" text:visited-style-name="Visited_20_Internet_20_Link">https://www.pocket-lint.com/gadgets/news/130380-future-batteries-coming-soon-charge-in-seconds-last-months-and-power-over-the-air</text:a></text:p>
      <text:p text:style-name="P24">[21]<text:a xlink:type="simple" xlink:href="https://onlinelibrary.wiley.com/doi/full/10.1002/aenm.201802190" text:style-name="Internet_20_link" text:visited-style-name="Visited_20_Internet_20_Link">https://onlinelibrary.wiley.com/doi/full/10.1002/aenm.201802190</text:a></text:p>
      <text:p text:style-name="P25">[22]<text:a xlink:type="simple" xlink:href="https://robohub.org/robots-to-the-rescue/" text:style-name="Internet_20_link" text:visited-style-name="Visited_20_Internet_20_Link">https://robohub.org/robots-to-the-rescue/</text:a></text:p>
      <text:p text:style-name="P26">[23]<text:a xlink:type="simple" xlink:href="https://www.microscopemaster.com/nanobots.html" text:style-name="Internet_20_link" text:visited-style-name="Visited_20_Internet_20_Link">https://www.microscopemaster.com/nanobots.html</text:a></text:p>
      <text:p text:style-name="P26"/>
      <text:p text:style-name="P25"/>
      <text:p text:style-name="P24"/>
      <text:p text:style-name="P14"/>
      <text:p text:style-name="P13"/>
      <text:p text:style-name="P12"/>
      <text:p text:style-name="P12"/>
      <text:p text:style-name="P11"/>
      <text:p text:style-name="P10"/>
      <text:p text:style-name="P9"/>
      <text:p text:style-name="P9"/>
      <text:p text:style-name="P8"/>
      <text:p text:style-name="P6"/>
      <text:p text:style-name="P6"/>
      <text:p text:style-name="P2"/>
      <text:p text:style-name="P2"/>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04:52:46.549000000</meta:creation-date>
    <dc:date>2019-10-03T11:58:38.501000000</dc:date>
    <meta:editing-duration>PT8H23M11S</meta:editing-duration>
    <meta:editing-cycles>20</meta:editing-cycles>
    <meta:generator>LibreOffice/6.3.1.2$Windows_X86_64 LibreOffice_project/b79626edf0065ac373bd1df5c28bd630b4424273</meta:generator>
    <meta:document-statistic meta:table-count="0" meta:image-count="0" meta:object-count="0" meta:page-count="3" meta:paragraph-count="42" meta:word-count="1234" meta:character-count="8572" meta:non-whitespace-character-count="7384"/>
  </office:meta>
</office:document-meta>
</file>